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C000000F74937EA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133cm" svg:height="6.534cm" svg:x="1cm" svg:y="1cm">
          <draw:image xlink:href="Pictures/100000000000023C000000F74937EA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3:19:36</dc:date>
    <meta:generator>NeoOffice/3.4.1$Unix OpenOffice.org_project/Patch 14</meta:generator>
    <meta:editing-duration>PT00H07M40S</meta:editing-duration>
    <meta:editing-cycles>11</meta:editing-cycles>
    <meta:document-statistic meta:object-count="1"/>
  </office:meta>
</office:document-meta>
</file>